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50" officeooo:paragraph-rsid="0012c650"/>
    </style:style>
    <style:style style:name="P2" style:family="paragraph" style:parent-style-name="Standard">
      <style:text-properties style:text-underline-style="solid" style:text-underline-width="auto" style:text-underline-color="font-color" officeooo:rsid="0012c650" officeooo:paragraph-rsid="0012c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Tecnico: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1:50:40.080203236</meta:creation-date>
    <dc:date>2025-03-12T21:51:09.451190405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24.2.7.2$Linux_X86_64 LibreOffice_project/420$Build-2</meta:generator>
  </office:meta>
</office:document-meta>
</file>